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background-color="#FFFFFF"/>
    </style:style>
    <style:style style:name="T3" style:parent-style-name="Policepardéfaut" style:family="text">
      <style:text-properties style:text-position="super 63.6%"/>
    </style:style>
  </office:automatic-styles>
  <office:body>
    <office:text text:use-soft-page-breaks="true">
      <text:p text:style-name="P1">Théo PICHON</text:p>
      <text:p text:style-name="Standard">29 rue du Petit Treuil</text:p>
      <text:p text:style-name="Standard">87100 LIMOGES</text:p>
      <text:p text:style-name="Standard">06 15 17 14 94</text:p>
      <text:p text:style-name="Standard"><text:a xlink:href="mailto:theo.pichon@etu.unilim.fr" office:target-frame-name="_top" xlink:show="replace"><text:span text:style-name="Lienhypertexte">theo.pichon@etu.unilim.fr</text:span></text:a></text:p>
      <text:p text:style-name="Standard"><text:tab/><text:tab/><text:tab/><text:tab/><text:tab/><text:tab/><text:tab/><text:tab/><text:span text:style-name="T2">Julien Fredon, ITI-COMMUNICATION</text:span></text:p>
      <text:p text:style-name="Standard"><text:tab/><text:tab/><text:tab/><text:tab/><text:tab/><text:tab/><text:tab/><text:tab/>Parc ESTER Technopole</text:p>
      <text:p text:style-name="Standard"><text:tab/><text:tab/><text:tab/><text:tab/><text:tab/><text:tab/><text:tab/><text:tab/>16 rue Soyoz</text:p>
      <text:p text:style-name="Standard"><text:tab/><text:tab/><text:tab/><text:tab/><text:tab/><text:tab/><text:tab/><text:tab/>87068 LIMOGES</text:p>
      <text:p text:style-name="Standard"/>
      <text:p text:style-name="Standard"/>
      <text:p text:style-name="Standard"><text:tab/><text:tab/><text:tab/><text:tab/><text:tab/><text:tab/><text:tab/><text:tab/><text:tab/>A Limoges, le<text:s/>12/11/2018</text:p>
      <text:p text:style-name="Standard"/>
      <text:p text:style-name="Standard">Objet : Demande de Stage du 01/04/2019 au 07/06/2019</text:p>
      <text:p text:style-name="Standard">Monsieur,</text:p>
      <text:p text:style-name="Standard">Actuellement en 2<text:span text:style-name="T3">ème</text:span><text:s/>année du Diplôme Universitaire de Technologie Informatique à l’institut Universitaire de Technologie du Limousin à Limoges, je souhaite réaliser un stage conventionné d’une durée de 10 semaines dans votre entreprise.</text:p>
      <text:p text:style-name="Standard">En effet, vous intervenez dans le secteur d’activité dans lequel je souhaite bâtir ma future carrière, le développement Web. Votre entreprise est réputée pour le développement<text:s/>Web<text:s/>visant à la communication de vos clients.<text:s/>C’est pourquoi je souhaiterais intégrer votre structure en tant que stagiaire pour participer au développement<text:s/>et ainsi à la communication des clients<text:s/>.</text:p>
      <text:p text:style-name="Standard">Depuis<text:s/>ma première année d'IUT, j’ai pu acquérir et améliorer certaines compétences comme le travail en équipe, lors d’un projet tutoré, ou encore la polyvalence et les bonnes méthodes de production informatiques lors de divers projets réalisés durant mon diplôme.</text:p>
      <text:p text:style-name="Standard"><text:s/>Ce stage me permettra d'apprendre à mettre en pratique et en service les connaissances et compétences que j’ai acquises à l'IUT et de profiter de mon stage pour développer mon expérience et acquérir celles qui sont propres à votre entreprise.</text:p>
      <text:p text:style-name="Standard">Je reste à<text:s/>votre disposition pour un entretien que vous voudrez bien m'accorder.</text:p>
      <text:p text:style-name="Standard">Je vous prie d’agréer, Monsieur, l’expression de mes respectueuses salutations.</text:p>
      <text:p text:style-name="Standard"/>
      <text:p text:style-name="Standard"><text:tab/><text:tab/><text:tab/><text:tab/><text:tab/><text:tab/><text:tab/><text:tab/><text:tab/><text:tab/></text:p>
      <text:p text:style-name="Standard"><text:tab/><text:tab/><text:tab/><text:tab/><text:tab/><text:tab/><text:tab/><text:tab/><text:tab/>Théo PICHO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Lucida Sans" fo:hyphenate="false"/>
    </style:style>
    <style:style style:name="Légende" style:display-name="Légende"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En-tête" style:display-name="En-têt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heo Pichon</meta:initial-creator>
    <dc:creator>Theo Pichon</dc:creator>
    <meta:creation-date>2018-10-30T15:43:00Z</meta:creation-date>
    <dc:date>2018-11-12T15:59:00Z</dc:date>
    <meta:print-date>2018-10-30T15:07:00Z</meta:print-date>
    <meta:template xlink:href="Normal" xlink:type="simple"/>
    <meta:editing-cycles>3</meta:editing-cycles>
    <meta:editing-duration>PT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3" meta:word-count="257" meta:character-count="1668" meta:row-count="11" meta:non-whitespace-character-count="1414"/>
  </office:meta>
</office:document-meta>
</file>